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4751" officeooo:paragraph-rsid="00174751" style:font-weight-asian="bold" style:font-weight-complex="bold"/>
    </style:style>
    <style:style style:name="P2" style:family="paragraph" style:parent-style-name="Standard">
      <style:text-properties fo:font-weight="bold" officeooo:rsid="001c0f77" officeooo:paragraph-rsid="001c0f77" style:font-weight-asian="bold" style:font-weight-complex="bold"/>
    </style:style>
    <style:style style:name="P3" style:family="paragraph" style:parent-style-name="Standard">
      <style:text-properties fo:font-weight="normal" officeooo:rsid="00174751" officeooo:paragraph-rsid="00174751" style:font-weight-asian="normal" style:font-weight-complex="normal"/>
    </style:style>
    <style:style style:name="P4" style:family="paragraph" style:parent-style-name="Standard">
      <style:text-properties fo:font-weight="normal" officeooo:rsid="001ed6f0" officeooo:paragraph-rsid="001ed6f0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74751" officeooo:paragraph-rsid="00174751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1c0f77" officeooo:paragraph-rsid="001c0f77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1ed6f0" officeooo:paragraph-rsid="001ed6f0" style:font-weight-asian="normal" style:font-weight-complex="normal"/>
    </style:style>
    <style:style style:name="T1" style:family="text">
      <style:text-properties officeooo:rsid="001a18c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 <text:span text:style-name="T1">I</text:span></text:p>
      <text:list xml:id="list3885972579162746348" text:style-name="L1">
        <text:list-item>
          <text:p text:style-name="P5">jet pt → jet-pt : used as such in whole thesis and PAS</text:p>
        </text:list-item>
        <text:list-item>
          <text:p text:style-name="P5">PDF set abb. : in first para </text:p>
        </text:list-item>
      </text:list>
      <text:p text:style-name="P3"/>
      <text:p text:style-name="P2">Introduction I</text:p>
      <text:list xml:id="list3300446109859159504" text:style-name="L2">
        <text:list-item>
          <text:p text:style-name="P6">Rephrased cross-section proportional</text:p>
        </text:list-item>
        <text:list-item>
          <text:p text:style-name="P7">Added alpha_s part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9:35:53.300157012</meta:creation-date>
    <dc:date>2018-03-01T12:29:02.629891491</dc:date>
    <meta:editing-duration>PT7H39M1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34" meta:character-count="169" meta:non-whitespace-character-count="144"/>
  </office:meta>
</office:document-meta>
</file>